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s.setConsumes( Consumes [ ] consu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.setProvides( Provides [ ] provi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.getProv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.getConsu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.setBindingComponent( boolean binding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.isBinding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